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false" fo:min-height="5.689cm"/>
    </style:style>
    <style:style style:name="gr3" style:family="graphic" style:parent-style-name="objectwithoutfill">
      <style:graphic-properties svg:stroke-color="#999999" draw:fill="none" draw:textarea-vertical-align="middle"/>
    </style:style>
    <style:style style:name="gr4" style:family="graphic" style:parent-style-name="objectwithoutfill">
      <style:graphic-properties draw:stroke="dash" draw:stroke-dash="Dashed_20__28_var_29_" svg:stroke-color="#999999" draw:fill="none" draw:textarea-vertical-align="middle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ffffff" draw:fill="solid" draw:fill-color="#dddddd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4.285cm" fo:text-align="center" fo:text-indent="0cm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16.51cm" svg:y="3.81cm">
          <text:p text:style-name="P1">Company </text:p>
          <text:p text:style-name="P1">Picture Goes Here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6.35cm" svg:x="16.51cm" svg:y="11.43cm">
          <text:p text:style-name="P1">Member </text:p>
          <text:p text:style-name="P1">Picture Goes Here.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16cm" svg:height="5.939cm" svg:x="5.08cm" svg:y="3.81cm">
          <draw:text-box>
            <text:p text:style-name="P2"><text:span text:style-name="T1">About Us</text:span></text:p>
            <text:p text:style-name="P2"><text:span text:style-name="T2"/></text:p>
            <text:p text:style-name="P2"><text:span text:style-name="T3">4524 Hola Ave. Suite 34</text:span></text:p>
            <text:p text:style-name="P2"><text:span text:style-name="T3">Los Gatos, CA 95030</text:span></text:p>
            <text:p text:style-name="P2"><text:span text:style-name="T3"/></text:p>
            <text:p text:style-name="P2"><text:span text:style-name="T3"><text:a xlink:href="mailto:administrator@mymarketplace.com" xlink:type="simple">administrator@mymarketplace.com</text:a></text:span></text:p>
            <text:p text:style-name="P2"><text:span text:style-name="T3"/></text:p>
            <text:p text:style-name="P2"><text:span text:style-name="T3">(408) 235 - 4673</text:span></text:p>
          </draw:text-box>
        </draw:frame>
        <draw:frame draw:style-name="gr2" draw:text-style-name="P2" draw:layer="layout" svg:width="10.16cm" svg:height="6.35cm" svg:x="5.08cm" svg:y="11.43cm">
          <draw:text-box>
            <text:p text:style-name="P2"><text:span text:style-name="T4">Bio</text:span></text:p>
            <text:p text:style-name="P2"><text:span text:style-name="T3"/></text:p>
            <text:p text:style-name="P2"><text:span text:style-name="T5"><text:a xlink:href="mailto:michaeljohnson@wordpress.com" xlink:type="simple">Michael Johnson</text:a></text:span></text:p>
            <text:p text:style-name="P2"><text:span text:style-name="T3"/></text:p>
            <text:p text:style-name="P2"><text:span text:style-name="T3">A renowned computer scientist, he writes for The Computers Today magazine and he is well known for his contributions to Open Software.</text:span></text:p>
          </draw:text-box>
        </draw:frame>
        <draw:line draw:style-name="gr3" draw:text-style-name="P1" draw:layer="layout" svg:x1="1.27cm" svg:y1="2.54cm" svg:x2="26.67cm" svg:y2="2.54cm">
          <text:p/>
        </draw:line>
        <draw:line draw:style-name="gr3" draw:text-style-name="P1" draw:layer="layout" svg:x1="1.27cm" svg:y1="19.05cm" svg:x2="26.67cm" svg:y2="19.05cm">
          <text:p/>
        </draw:line>
        <draw:line draw:style-name="gr4" draw:text-style-name="P3" draw:layer="layout" svg:x1="1.27cm" svg:y1="1.27cm" svg:x2="1.27cm" svg:y2="20.32cm">
          <text:p/>
        </draw:line>
        <draw:line draw:style-name="gr4" draw:text-style-name="P3" draw:layer="layout" svg:x1="26.67cm" svg:y1="20.32cm" svg:x2="1.27cm" svg:y2="20.32cm">
          <text:p/>
        </draw:line>
        <draw:line draw:style-name="gr4" draw:text-style-name="P3" draw:layer="layout" svg:x1="26.67cm" svg:y1="20.32cm" svg:x2="26.67cm" svg:y2="1.27cm">
          <text:p/>
        </draw:line>
        <draw:line draw:style-name="gr4" draw:text-style-name="P3" draw:layer="layout" svg:x1="26.67cm" svg:y1="1.27cm" svg:x2="1.27cm" svg:y2="1.27cm">
          <text:p/>
        </draw:line>
        <draw:custom-shape draw:style-name="gr5" draw:text-style-name="P4" draw:layer="layout" svg:width="5.08cm" svg:height="1.016cm" svg:x="3.81cm" svg:y="1.397cm">
          <text:p text:style-name="P1"><text:span text:style-name="T6">MARKET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5.08cm" svg:height="1.016cm" svg:x="8.89cm" svg:y="1.397cm">
          <text:p text:style-name="P1"><text:span text:style-name="T6">CRE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5.08cm" svg:height="1.016cm" svg:x="13.97cm" svg:y="1.397cm">
          <text:p text:style-name="P1"><text:span text:style-name="T6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5.08cm" svg:height="1.016cm" svg:x="19.05cm" svg:y="1.397cm">
          <text:p text:style-name="P1"><text:span text:style-name="T6">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5.08cm" svg:height="1.016cm" svg:x="6.35cm" svg:y="19.177cm">
          <text:p text:style-name="P1"><text:span text:style-name="T7">ABOUT 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5.08cm" svg:height="1.016cm" svg:x="16.51cm" svg:y="19.177cm">
          <text:p text:style-name="P1"><text:span text:style-name="T7">FAQ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milo </meta:initial-creator>
    <meta:creation-date>2016-01-29T10:48:06.611425474</meta:creation-date>
    <dc:date>2016-02-09T15:44:33.961215636</dc:date>
    <dc:creator>camilo </dc:creator>
    <meta:editing-duration>PT2H37M10S</meta:editing-duration>
    <meta:editing-cycles>16</meta:editing-cycles>
    <meta:generator>LibreOffice/4.2.8.2$Linux_X86_64 LibreOffice_project/420m0$Build-2</meta:generator>
    <meta:document-statistic meta:object-count="16"/>
  </office:meta>
</office:document-meta>
</file>